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2830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002830e"/>
    </style:style>
    <style:style style:name="P4" style:family="paragraph" style:parent-style-name="Normal">
      <style:paragraph-properties fo:text-align="justify" style:justify-single-word="false"/>
      <style:text-properties fo:font-size="12pt" fo:font-weight="bold" officeooo:paragraph-rsid="0005a027" style:font-size-asian="12pt" style:font-weight-asian="bold" style:font-size-complex="12pt"/>
    </style:style>
    <style:style style:name="P5" style:family="paragraph" style:parent-style-name="Normal">
      <style:paragraph-properties fo:text-align="justify" style:justify-single-word="false"/>
      <style:text-properties fo:font-size="12pt" officeooo:paragraph-rsid="0005a027" style:font-size-asian="12pt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officeooo:rsid="000726de" officeooo:paragraph-rsid="000726de" style:font-size-asian="12pt" style:font-size-complex="12pt"/>
    </style:style>
    <style:style style:name="P7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paragraph-properties fo:text-align="justify" style:justify-single-word="false"/>
      <style:text-properties fo:font-size="12pt" officeooo:rsid="00035988" officeooo:paragraph-rsid="00090d57" style:font-size-asian="12pt" style:font-size-complex="12pt"/>
    </style:style>
    <style:style style:name="P10" style:family="paragraph" style:parent-style-name="Normal">
      <style:paragraph-properties fo:text-align="justify" style:justify-single-word="false"/>
      <style:text-properties fo:font-size="12pt" officeooo:rsid="000af988" officeooo:paragraph-rsid="000af988" style:font-size-asian="12pt" style:font-size-complex="12pt"/>
    </style:style>
    <style:style style:name="P11" style:family="paragraph" style:parent-style-name="Normal">
      <style:paragraph-properties fo:text-align="justify" style:justify-single-word="false"/>
      <style:text-properties fo:font-size="12pt" officeooo:rsid="000726de" officeooo:paragraph-rsid="000726de" style:font-size-asian="12pt" style:font-size-complex="12pt"/>
    </style:style>
    <style:style style:name="P12" style:family="paragraph" style:parent-style-name="Normal">
      <style:paragraph-properties fo:text-align="justify" style:justify-single-word="false"/>
      <style:text-properties fo:font-size="12pt" fo:font-weight="bold" officeooo:rsid="000f2b50" officeooo:paragraph-rsid="000f2b50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justify" style:justify-single-word="false"/>
      <style:text-properties fo:font-size="12pt" fo:font-weight="bold" officeooo:rsid="001050db" officeooo:paragraph-rsid="001050db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justify" style:justify-single-word="false"/>
      <style:text-properties fo:font-size="12pt" fo:font-weight="bold" officeooo:rsid="0011362c" officeooo:paragraph-rsid="0011362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027" style:font-weight-asian="normal" style:font-weight-complex="normal"/>
    </style:style>
    <style:style style:name="T4" style:family="text">
      <style:text-properties fo:font-weight="normal" officeooo:rsid="001050db" style:font-weight-asian="normal" style:font-weight-complex="normal"/>
    </style:style>
    <style:style style:name="T5" style:family="text">
      <style:text-properties fo:font-weight="normal" officeooo:rsid="00105286" style:font-weight-asian="normal" style:font-weight-complex="normal"/>
    </style:style>
    <style:style style:name="T6" style:family="text">
      <style:text-properties fo:font-weight="normal" officeooo:rsid="0011362c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35988" style:font-size-asian="12pt" style:font-size-complex="12pt"/>
    </style:style>
    <style:style style:name="T9" style:family="text">
      <style:text-properties fo:font-size="12pt" officeooo:rsid="000726de" style:font-size-asian="12pt" style:font-size-complex="12pt"/>
    </style:style>
    <style:style style:name="T10" style:family="text">
      <style:text-properties fo:font-size="12pt" officeooo:rsid="000aad16" style:font-size-asian="12pt" style:font-size-complex="12pt"/>
    </style:style>
    <style:style style:name="T11" style:family="text">
      <style:text-properties fo:font-size="12pt" officeooo:rsid="000ce3c5" style:font-size-asian="12pt" style:font-size-complex="12pt"/>
    </style:style>
    <style:style style:name="T12" style:family="text">
      <style:text-properties fo:font-size="12pt" fo:font-weight="normal" officeooo:rsid="0002830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ce3c5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officeooo:rsid="0005a027"/>
    </style:style>
    <style:style style:name="T16" style:family="text">
      <style:text-properties fo:font-size="16pt" style:text-underline-style="solid" style:text-underline-width="auto" style:text-underline-color="font-color" fo:font-weight="bold" officeooo:rsid="0002830e" style:font-size-asian="16pt" style:font-weight-asian="bold" style:font-size-complex="16pt"/>
    </style:style>
    <style:style style:name="T17" style:family="text">
      <style:text-properties officeooo:rsid="000aefde"/>
    </style:style>
    <style:style style:name="T18" style:family="text">
      <style:text-properties officeooo:rsid="000af988"/>
    </style:style>
    <style:style style:name="T19" style:family="text">
      <style:text-properties officeooo:rsid="00035988"/>
    </style:style>
    <style:style style:name="T20" style:family="text">
      <style:text-properties officeooo:rsid="000dd19b"/>
    </style:style>
    <style:style style:name="T21" style:family="text">
      <style:text-properties officeooo:rsid="001050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uente_20_de_20_párrafo_20_predeter."><text:span text:style-name="T1"/></text:span></text:p>
      <text:p text:style-name="P1"><text:span text:style-name="Fuente_20_de_20_párrafo_20_predeter."><text:span text:style-name="T16">Descripcion de los modulos</text:span></text:span></text:p>
      <text:p text:style-name="P1"><text:span text:style-name="Fuente_20_de_20_párrafo_20_predeter."><text:span text:style-name="T16"/></text:span></text:p>
      <text:p text:style-name="P3"><text:span text:style-name="Fuente_20_de_20_párrafo_20_predeter."><text:span text:style-name="T12">Visionando lo que seria una posible </text:span></text:span><text:span text:style-name="Fuente_20_de_20_párrafo_20_predeter."><text:span text:style-name="T13">construcción</text:span></text:span><text:span text:style-name="Fuente_20_de_20_párrafo_20_predeter."><text:span text:style-name="T12"> en el desarrollo de los </text:span></text:span><text:span text:style-name="Fuente_20_de_20_párrafo_20_predeter."><text:span text:style-name="T13">módulos</text:span></text:span><text:span text:style-name="Fuente_20_de_20_párrafo_20_predeter."><text:span text:style-name="T12"> tenemos los siguientes:</text:span></text:span></text:p>
      <text:p text:style-name="P2"><text:span text:style-name="Fuente_20_de_20_párrafo_20_predeter."><text:span text:style-name="T14">Actualizar</text:span></text:span><text:span text:style-name="T7">: </text:span><text:span text:style-name="T8">E</text:span><text:span text:style-name="T7">l subsistema le permitirá al usuario actualizar el stock registrado en la base de <text:s text:c="2"/>datos </text:span><text:span text:style-name="T11">así</text:span><text:span text:style-name="T8"> como nuevos productos y </text:span><text:span text:style-name="T11">proveedores. Cuenta</text:span><text:span text:style-name="T10"> con los siguientes </text:span><text:span text:style-name="T11">módulos</text:span><text:span text:style-name="T10">:</text:span></text:p>
      <text:p text:style-name="P9"><text:span text:style-name="T17">Guardar</text:span>: Módulo edición de datos.</text:p>
      <text:p text:style-name="P10">Agregar: <text:s/><text:span text:style-name="T19">Módulo de agregar nueva entrada.</text:span></text:p>
      <text:p text:style-name="P2"><text:span text:style-name="Fuente_20_de_20_párrafo_20_predeter."><text:span text:style-name="T14">Consulta: </text:span></text:span><text:span text:style-name="Fuente_20_de_20_párrafo_20_predeter."><text:span text:style-name="T13">El </text:span></text:span><text:span text:style-name="T7">subsistema encargado de proporcionarle las consultas necesarias al usuario cobre la base de </text:span><text:span text:style-name="T11">datos. Tenemos</text:span><text:span text:style-name="T9"> los siguientes </text:span><text:span text:style-name="T11">módulos</text:span><text:span text:style-name="T9">:</text:span></text:p>
      <text:p text:style-name="P6"><text:span text:style-name="T21">Edición</text:span>: Módulo edición de <text:span text:style-name="T20">los </text:span>datos <text:span text:style-name="T20">consultados</text:span>.</text:p>
      <text:p text:style-name="P6"><text:span text:style-name="T18">Búsqueda</text:span>: Módulo de búsquedas.</text:p>
      <text:p text:style-name="P6"><text:span text:style-name="T18">Mostrar reporte</text:span>: Módulo para reportar los resultados de las búsquedas.</text:p>
      <text:p text:style-name="P12"><text:span text:style-name="T21">Notificación</text:span>: <text:span text:style-name="T4">El subsistema corresponde a las funciones de envió de información hacia el usuario, para notificar algo con respecto al sistema y la base de datos.</text:span></text:p>
      <text:p text:style-name="P13"><text:span text:style-name="T2">Errores: Modulo de envió de notificación de error </text:span><text:span text:style-name="T6">lógico.</text:span></text:p>
      <text:p text:style-name="P14"><text:span text:style-name="T2">Alerta: Modulo de envió alerta.</text:span></text:p>
      <text:p text:style-name="P4">Utilidades:<text:span text:style-name="T15"> </text:span><text:span text:style-name="T3">Subsistema que abarca todas las facilidades extras que provee el sistema como </text:span><text:span text:style-name="T5">chequeos</text:span><text:span text:style-name="T3"> de integridad, backup de archivos, análisis estadísticos,Guarda y/o anexa los reportes en archivos externos,etc.</text:span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s" fo:country="P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title/>
    <dc:description/>
    <dc:subject/>
    <meta:initial-creator>USUARIO</meta:initial-creator>
    <meta:creation-date>2017-06-27T03:31:00Z</meta:creation-date>
    <dc:date>2017-06-27T19:16:17.923887467</dc:date>
    <meta:editing-cycles>20</meta:editing-cycles>
    <meta:editing-duration>PT35M35S</meta:editing-duration>
    <meta:document-statistic meta:table-count="0" meta:image-count="0" meta:object-count="0" meta:page-count="1" meta:paragraph-count="13" meta:word-count="167" meta:character-count="1135" meta:non-whitespace-character-count="978"/>
    <meta:template xlink:type="simple" xlink:actuate="onRequest" xlink:title="" xlink:href="Normal.dotm"/>
  </office:meta>
</office:document-meta>
</file>